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text:soft-page-break/>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text:soft-page-break/>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text:soft-page-break/>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text:soft-page-break/>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text:soft-page-break/>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text:soft-page-break/>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text:soft-page-break/>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text:soft-page-break/>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text:soft-page-break/>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 Quisque sit amet sem quis nulla volutpat sollicitudin. Vivamus sapien velit, feugiat sed imperdiet eget, vulputate at nisi. Maecenas non augue massa, nec auctor tortor. Donec mattis mollis fermentum. Fusce eget lacus eu mauris vulputate euismod id nec nibh. In et orci et libero euismod pharetra ut vel purus. Fusce lacinia mattisLorem ipsum dolor sit amet, consectetur adipiscing elit. Maecenas laoreet accumsan leo sit amet placerat. Morbi faucibus blandit facilisis. Ut dui leo, cursus eu pharetra eu, condimentum in nis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Bielefeld</meta:initial-creator>
    <meta:creation-date>2011-07-20T11:27:47.42</meta:creation-date>
    <dc:date>2014-03-25T10:31:35.983285771</dc:date>
    <meta:editing-duration>PT2M42S</meta:editing-duration>
    <meta:editing-cycles>3</meta:editing-cycles>
    <meta:generator>LibreOfficeDev/4.3.0.0.alpha0$Linux_x86 LibreOffice_project/87dd92dc8a0c759ace5b4d14c226457aff5444b9</meta:generator>
    <meta:document-statistic meta:table-count="0" meta:image-count="0" meta:object-count="0" meta:page-count="10" meta:paragraph-count="1" meta:word-count="7789" meta:character-count="51217" meta:non-whitespace-character-count="43429"/>
  </office:meta>
</office:document-meta>
</file>